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312cm" fo:min-width="3.31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296cm" fo:min-width="3.26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52cm" fo:min-width="3.268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312cm" fo:min-width="3.2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312cm" fo:min-width="3.288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1.391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3.16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5cm" fo:min-width="2.43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312cm" fo:min-width="3.2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8.93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textarea-vertical-align="middle"/>
    </style:style>
    <style:style style:name="gr19" style:family="graphic" style:parent-style-name="standard">
      <style:graphic-properties draw:textarea-horizontal-align="justify" draw:textarea-vertical-align="middle" draw:auto-grow-height="false" fo:min-height="2.279cm" fo:min-width="3.292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295cm" fo:min-width="2.06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67cm" fo:min-width="0.43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9cm" fo:min-width="2.28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312cm" fo:min-width="3.31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9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34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9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46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262cm" fo:min-width="3.301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67cm" fo:min-width="0.43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1.6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39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4.13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end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6cm" svg:height="2.562cm" svg:x="3.536cm" svg:y="6.018cm">
          <text:p text:style-name="P1">TIMER 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76cm" svg:height="2.546cm" svg:x="15.011cm" svg:y="2.26cm">
          <text:p text:style-name="P1">ADC</text:p>
          <text:p text:style-name="P1">10-b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768cm" svg:height="2.502cm" svg:x="9.914cm" svg:y="2.287cm">
          <text:p text:style-name="P1">MU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76cm" svg:height="2.562cm" svg:x="9.914cm" svg:y="8.582cm">
          <text:p text:style-name="P1">DDS</text:p>
          <text:p text:style-name="P1"><text:span text:style-name="T1">10</text:span><text:span text:style-name="T1">-</text:span><text:span text:style-name="T1">bit </text:span><text:span text:style-name="T1">LU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788cm" svg:height="2.562cm" svg:x="9.914cm" svg:y="12.425cm">
          <text:p text:style-name="P1">DDS</text:p>
          <text:p text:style-name="P1"><text:span text:style-name="T1">10-bit LUT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603cm" svg:y1="2.651cm" svg:x2="9.97cm" svg:y2="2.651cm">
          <text:p/>
        </draw:line>
        <draw:line draw:style-name="gr6" draw:text-style-name="P2" draw:layer="layout" svg:x1="7.631cm" svg:y1="4.267cm" svg:x2="9.998cm" svg:y2="4.267cm">
          <text:p/>
        </draw:line>
        <draw:line draw:style-name="gr7" draw:text-style-name="P2" draw:layer="layout" svg:x1="8.467cm" svg:y1="2.818cm" svg:x2="8.467cm" svg:y2="4.127cm">
          <text:p/>
        </draw:line>
        <draw:frame draw:style-name="gr8" draw:text-style-name="P3" draw:layer="layout" svg:width="3.753cm" svg:height="1.673cm" svg:x="4.462cm" svg:y="2.756cm">
          <draw:text-box>
            <text:p><text:span text:style-name="T1">6 input channels</text:span></text:p>
            <text:p><text:span text:style-name="T1">(Uin, Uinv, Iinv</text:span></text:p>
            <text:p><text:span text:style-name="T1">Ubatt, Ibatt, optional)</text:span></text:p>
          </draw:text-box>
        </draw:frame>
        <draw:line draw:style-name="gr6" draw:text-style-name="P2" draw:layer="layout" svg:x1="13.675cm" svg:y1="3.515cm" svg:x2="15.039cm" svg:y2="3.487cm">
          <text:p/>
        </draw:line>
        <draw:line draw:style-name="gr6" draw:text-style-name="P4" draw:layer="layout" svg:x1="1.699cm" svg:y1="7.247cm" svg:x2="3.565cm" svg:y2="7.247cm">
          <text:p/>
        </draw:line>
        <draw:frame draw:style-name="gr9" draw:text-style-name="P5" draw:layer="layout" svg:width="1.891cm" svg:height="0.789cm" svg:x="1cm" svg:y="6.362cm">
          <draw:text-box>
            <text:p><text:span text:style-name="T2">sys_clk</text:span></text:p>
          </draw:text-box>
        </draw:frame>
        <draw:line draw:style-name="gr10" draw:text-style-name="P7" xml:id="id12" draw:id="id12" draw:layer="layout" svg:x1="7.373cm" svg:y1="13.106cm" svg:x2="9.998cm" svg:y2="13.096cm">
          <text:p text:style-name="P6"><text:span text:style-name="T1">32-bit</text:span></text:p>
        </draw:line>
        <draw:line draw:style-name="gr10" draw:text-style-name="P8" draw:layer="layout" svg:x1="7.603cm" svg:y1="14.265cm" svg:x2="9.97cm" svg:y2="14.265cm">
          <text:p text:style-name="P6"><text:span text:style-name="T1">10-bit</text:span></text:p>
        </draw:line>
        <draw:line draw:style-name="gr10" draw:text-style-name="P7" xml:id="id10" draw:id="id10" draw:layer="layout" svg:x1="7.373cm" svg:y1="9.913cm" svg:x2="9.942cm" svg:y2="9.897cm">
          <text:p text:style-name="P6"><text:span text:style-name="T1">32-bit</text:span></text:p>
        </draw:line>
        <draw:frame draw:style-name="gr11" draw:text-style-name="P5" draw:layer="layout" svg:width="3.669cm" svg:height="0.875cm" svg:x="2.52cm" svg:y="11.076cm">
          <draw:text-box>
            <text:p><text:span text:style-name="T2">freq. tuning word</text:span></text:p>
          </draw:text-box>
        </draw:frame>
        <draw:frame draw:style-name="gr12" draw:text-style-name="P5" draw:layer="layout" svg:width="2.932cm" svg:height="0.795cm" svg:x="4.675cm" svg:y="13.85cm">
          <draw:text-box>
            <text:p><text:span text:style-name="T2">phase offset </text:span></text:p>
          </draw:text-box>
        </draw:frame>
        <draw:custom-shape draw:style-name="gr13" draw:text-style-name="P1" xml:id="id1" draw:id="id1" draw:layer="layout" svg:width="3.791cm" svg:height="2.562cm" svg:x="9.879cm" svg:y="16.245cm">
          <text:p text:style-name="P1">ZCD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7.54cm" svg:y1="17.557cm" svg:x2="9.907cm" svg:y2="17.557cm">
          <text:p/>
        </draw:line>
        <draw:frame draw:style-name="gr14" draw:text-style-name="P5" draw:layer="layout" svg:width="5.125cm" svg:height="1.199cm" svg:x="4.655cm" svg:y="17.097cm">
          <draw:text-box>
            <text:p><text:span text:style-name="T2">Uin</text:span></text:p>
            <text:p><text:span text:style-name="T2">(in </text:span><text:span text:style-name="T2">par</text:span><text:span text:style-name="T2">allel </text:span><text:span text:style-name="T2">with </text:span><text:span text:style-name="T2">inp</text:span><text:span text:style-name="T2">ut </text:span><text:span text:style-name="T2">A0)</text:span></text:p>
          </draw:text-box>
        </draw:frame>
        <draw:frame draw:style-name="gr15" draw:text-style-name="P3" draw:layer="layout" svg:width="9.477cm" svg:height="1.5cm" svg:x="19.269cm" svg:y="5.079cm">
          <draw:text-box>
            <text:p><text:span text:style-name="T1">The sequence for </text:span><text:span text:style-name="T1">sampling 6 input </text:span><text:span text:style-name="T1">channels takes </text:span><text:span text:style-name="T1">768us.</text:span></text:p>
            <text:p><text:span text:style-name="T1">Each input channel </text:span><text:span text:style-name="T1">is sampled 26.041 </text:span><text:span text:style-name="T1">times every 20ms</text:span></text:p>
            <text:p><text:span text:style-name="T1">(close to the whole </text:span><text:span text:style-name="T1">number 26).</text:span></text:p>
          </draw:text-box>
        </draw:frame>
        <draw:line draw:style-name="gr6" draw:text-style-name="P2" draw:layer="layout" svg:x1="13.675cm" svg:y1="3.511cm" svg:x2="15.039cm" svg:y2="3.483cm">
          <text:p/>
        </draw:line>
        <draw:line draw:style-name="gr6" draw:text-style-name="P2" draw:layer="layout" svg:x1="18.789cm" svg:y1="3.506cm" svg:x2="20.105cm" svg:y2="3.498cm">
          <text:p/>
        </draw:line>
        <draw:custom-shape draw:style-name="gr4" draw:text-style-name="P1" draw:layer="layout" svg:width="3.76cm" svg:height="2.562cm" svg:x="20.75cm" svg:y="12.378cm">
          <text:p text:style-name="P1">PWM</text:p>
          <text:p text:style-name="P1"><text:span text:style-name="T1">(@ fclk)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4.511cm" svg:y1="13.042cm" svg:x2="25.875cm" svg:y2="13.014cm">
          <text:p/>
        </draw:line>
        <draw:line draw:style-name="gr6" draw:text-style-name="P2" draw:layer="layout" svg:x1="24.511cm" svg:y1="14.294cm" svg:x2="25.875cm" svg:y2="14.266cm">
          <text:p/>
        </draw:line>
        <draw:frame draw:style-name="gr16" draw:text-style-name="P9" draw:layer="layout" svg:width="0.925cm" svg:height="0.962cm" svg:x="25.728cm" svg:y="12.52cm">
          <draw:text-box>
            <text:p>A</text:p>
          </draw:text-box>
        </draw:frame>
        <draw:frame draw:style-name="gr16" draw:text-style-name="P9" draw:layer="layout" svg:width="0.861cm" svg:height="0.962cm" svg:x="25.704cm" svg:y="13.792cm">
          <draw:text-box>
            <text:p>B</text:p>
          </draw:text-box>
        </draw:frame>
        <draw:line draw:style-name="gr6" draw:text-style-name="P2" draw:layer="layout" svg:x1="13.686cm" svg:y1="9.199cm" svg:x2="16.332cm" svg:y2="9.199cm">
          <text:p/>
        </draw:line>
        <draw:line draw:style-name="gr17" draw:text-style-name="P2" draw:layer="layout" svg:x1="14.418cm" svg:y1="18.186cm" svg:x2="14.412cm" svg:y2="17.766cm">
          <text:p/>
        </draw:line>
        <draw:line draw:style-name="gr17" draw:text-style-name="P2" draw:layer="layout" svg:x1="14.971cm" svg:y1="18.219cm" svg:x2="14.972cm" svg:y2="17.761cm">
          <text:p/>
        </draw:line>
        <draw:line draw:style-name="gr17" draw:text-style-name="P2" draw:layer="layout" svg:x1="14.387cm" svg:y1="17.787cm" svg:x2="14.976cm" svg:y2="17.798cm">
          <text:p/>
        </draw:line>
        <draw:line draw:style-name="gr17" draw:text-style-name="P2" draw:layer="layout" svg:x1="14.973cm" svg:y1="18.221cm" svg:x2="15.523cm" svg:y2="18.202cm">
          <text:p/>
        </draw:line>
        <draw:line draw:style-name="gr17" draw:text-style-name="P2" draw:layer="layout" svg:x1="15.523cm" svg:y1="18.202cm" svg:x2="15.507cm" svg:y2="17.733cm">
          <text:p/>
        </draw:line>
        <draw:line draw:style-name="gr17" draw:text-style-name="P2" draw:layer="layout" svg:x1="14.134cm" svg:y1="8.928cm" svg:x2="14.131cm" svg:y2="8.155cm">
          <text:p/>
        </draw:line>
        <draw:line draw:style-name="gr17" draw:text-style-name="P2" draw:layer="layout" svg:x1="14.691cm" svg:y1="8.957cm" svg:x2="14.691cm" svg:y2="8.15cm">
          <text:p/>
        </draw:line>
        <draw:line draw:style-name="gr17" draw:text-style-name="P2" draw:layer="layout" svg:x1="14.106cm" svg:y1="8.176cm" svg:x2="14.691cm" svg:y2="8.176cm">
          <text:p/>
        </draw:line>
        <draw:line draw:style-name="gr17" draw:text-style-name="P2" draw:layer="layout" svg:x1="14.692cm" svg:y1="8.928cm" svg:x2="15.277cm" svg:y2="8.928cm">
          <text:p/>
        </draw:line>
        <draw:line draw:style-name="gr17" draw:text-style-name="P2" draw:layer="layout" svg:x1="15.263cm" svg:y1="8.947cm" svg:x2="15.26cm" svg:y2="8.174cm">
          <text:p/>
        </draw:line>
        <draw:line draw:style-name="gr6" draw:text-style-name="P2" xml:id="id2" draw:id="id2" draw:layer="layout" svg:x1="15.557cm" svg:y1="10.446cm" svg:x2="16.316cm" svg:y2="10.446cm">
          <text:p/>
        </draw:line>
        <draw:connector draw:style-name="gr18" draw:text-style-name="P6" draw:layer="layout" draw:line-skew="0.377cm" svg:x1="13.67cm" svg:y1="17.526cm" svg:x2="15.557cm" svg:y2="10.446cm" draw:start-shape="id1" draw:start-glue-point="1" draw:end-shape="id2" draw:end-glue-point="3" svg:d="M13670 17526h1320v-7080h567" svg:viewBox="0 0 1888 7081">
          <text:p/>
        </draw:connector>
        <draw:custom-shape draw:style-name="gr19" draw:text-style-name="P1" draw:layer="layout" svg:width="3.792cm" svg:height="2.529cm" svg:x="16.253cm" svg:y="8.641cm">
          <text:p text:style-name="P1">XOR</text:p>
          <text:p text:style-name="P1"><text:span text:style-name="T1">(@ fclk)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2.562cm" svg:height="2.545cm" svg:x="21.301cm" svg:y="8.591cm">
          <text:p text:style-name="P1">LPF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0.055cm" svg:y1="9.828cm" svg:x2="21.284cm" svg:y2="9.847cm">
          <text:p/>
        </draw:line>
        <draw:line draw:style-name="gr6" draw:text-style-name="P2" draw:layer="layout" svg:x1="23.88cm" svg:y1="9.88cm" svg:x2="25.119cm" svg:y2="9.88cm">
          <text:p/>
        </draw:line>
        <draw:custom-shape draw:style-name="gr21" draw:text-style-name="P6" xml:id="id3" draw:id="id3" draw:layer="layout" svg:width="1.323cm" svg:height="1.3cm" svg:x="25.136cm" svg:y="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3" draw:layer="layout" svg:width="2.782cm" svg:height="0.719cm" svg:x="25.436cm" svg:y="13.332cm">
          <draw:text-box>
            <text:p><text:span text:style-name="T1">To H-bridge</text:span></text:p>
          </draw:text-box>
        </draw:frame>
        <draw:line draw:style-name="gr10" draw:text-style-name="P10" draw:layer="layout" svg:x1="13.73cm" svg:y1="13.639cm" svg:x2="17.505cm" svg:y2="13.67cm">
          <text:p text:style-name="P6"><text:span text:style-name="T1">10-bit</text:span></text:p>
        </draw:line>
        <draw:line draw:style-name="gr6" draw:text-style-name="P2" draw:layer="layout" svg:x1="25.757cm" svg:y1="7.344cm" svg:x2="25.781cm" svg:y2="9.201cm">
          <text:p/>
        </draw:line>
        <draw:line draw:style-name="gr6" draw:text-style-name="P2" xml:id="id4" draw:id="id4" draw:layer="layout" svg:x1="27.665cm" svg:y1="18.729cm" svg:x2="26.373cm" svg:y2="18.729cm">
          <text:p/>
        </draw:line>
        <draw:custom-shape draw:style-name="gr23" draw:text-style-name="P1" draw:layer="layout" svg:width="3.811cm" svg:height="2.562cm" svg:x="22.606cm" svg:y="17.438cm">
          <text:p text:style-name="P1">H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22.585cm" svg:y1="18.751cm" svg:x2="21.232cm" svg:y2="18.723cm">
          <text:p/>
        </draw:line>
        <draw:frame draw:style-name="gr24" draw:text-style-name="P3" draw:layer="layout" svg:width="6.074cm" svg:height="0.819cm" svg:x="16.671cm" svg:y="18.879cm">
          <draw:text-box>
            <text:p><text:span text:style-name="T1">freq tuning word = 2^32 * fout</text:span><text:span text:style-name="T1">/f</text:span><text:span text:style-name="T3">clk</text:span></text:p>
          </draw:text-box>
        </draw:frame>
        <draw:connector draw:style-name="gr18" draw:text-style-name="P6" draw:layer="layout" svg:x1="26.459cm" svg:y1="9.859cm" svg:x2="27.665cm" svg:y2="18.729cm" draw:start-shape="id3" draw:start-glue-point="10" draw:end-shape="id4" draw:end-glue-point="1" svg:d="M26459 9859h1206v8870" svg:viewBox="0 0 1207 8871">
          <text:p/>
        </draw:connector>
        <draw:frame draw:style-name="gr16" draw:text-style-name="P9" draw:layer="layout" svg:width="0.875cm" svg:height="0.962cm" svg:x="25.785cm" svg:y="8.234cm">
          <draw:text-box>
            <text:p>+</text:p>
          </draw:text-box>
        </draw:frame>
        <draw:frame draw:style-name="gr25" draw:text-style-name="P9" draw:layer="layout" svg:width="0.841cm" svg:height="0.962cm" svg:x="24.098cm" svg:y="9.15cm">
          <draw:text-box>
            <text:p>-</text:p>
          </draw:text-box>
        </draw:frame>
        <draw:frame draw:style-name="gr26" draw:text-style-name="P9" draw:layer="layout" svg:width="2.394cm" svg:height="0.962cm" svg:x="25.656cm" svg:y="7.04cm">
          <draw:text-box>
            <text:p><text:span text:style-name="T2">phase ref.</text:span></text:p>
          </draw:text-box>
        </draw:frame>
        <draw:line draw:style-name="gr6" draw:text-style-name="P2" draw:layer="layout" svg:x1="11.79cm" svg:y1="11.16cm" svg:x2="11.813cm" svg:y2="12.459cm">
          <text:p/>
        </draw:line>
        <draw:frame draw:style-name="gr27" draw:text-style-name="P9" draw:layer="layout" svg:width="3.96cm" svg:height="1.361cm" svg:x="7.914cm" svg:y="5.868cm">
          <draw:text-box>
            <text:p text:style-name="P6"><text:span text:style-name="T4">f</text:span><text:span text:style-name="T2">c</text:span><text:span text:style-name="T2">lk</text:span><text:span text:style-name="T4">=</text:span><text:span text:style-name="T4">7</text:span><text:span text:style-name="T4">.</text:span><text:span text:style-name="T4">8</text:span><text:span text:style-name="T4">1</text:span><text:span text:style-name="T4">2</text:span><text:span text:style-name="T4">5 </text:span><text:span text:style-name="T4">k</text:span><text:span text:style-name="T4">H</text:span><text:span text:style-name="T4">z</text:span></text:p>
            <text:p text:style-name="P6"><text:span text:style-name="T4">(</text:span><text:span text:style-name="T4">1</text:span><text:span text:style-name="T4">2</text:span><text:span text:style-name="T4">8</text:span><text:span text:style-name="T4">u</text:span><text:span text:style-name="T4">s</text:span><text:span text:style-name="T4">)</text:span></text:p>
          </draw:text-box>
        </draw:frame>
        <draw:line draw:style-name="gr6" draw:text-style-name="P2" xml:id="id5" draw:id="id5" draw:layer="layout" svg:x1="7.334cm" svg:y1="7.26cm" svg:x2="8.564cm" svg:y2="7.26cm">
          <text:p/>
        </draw:line>
        <draw:line draw:style-name="gr6" draw:text-style-name="P2" xml:id="id9" draw:id="id9" draw:layer="layout" svg:x1="11.767cm" svg:y1="6.007cm" svg:x2="11.767cm" svg:y2="4.754cm">
          <text:p/>
        </draw:line>
        <draw:line draw:style-name="gr6" draw:text-style-name="P2" xml:id="id8" draw:id="id8" draw:layer="layout" svg:x1="16.896cm" svg:y1="6.007cm" svg:x2="16.896cm" svg:y2="4.707cm">
          <text:p/>
        </draw:line>
        <draw:line draw:style-name="gr6" draw:text-style-name="P2" xml:id="id6" draw:id="id6" draw:layer="layout" svg:x1="11.767cm" svg:y1="7.26cm" svg:x2="11.767cm" svg:y2="8.583cm">
          <text:p/>
        </draw:line>
        <draw:connector draw:style-name="gr18" draw:text-style-name="P6" draw:layer="layout" svg:x1="8.564cm" svg:y1="7.26cm" svg:x2="11.767cm" svg:y2="7.26cm" draw:start-shape="id5" draw:start-glue-point="1" draw:end-shape="id6" draw:end-glue-point="0" svg:d="M8564 7260h3203" svg:viewBox="0 0 3204 1">
          <text:p/>
        </draw:connector>
        <draw:connector draw:style-name="gr18" draw:text-style-name="P6" draw:layer="layout" draw:line-skew="2.639cm" svg:x1="11.767cm" svg:y1="6.633cm" svg:x2="16.896cm" svg:y2="6.007cm" draw:start-shape="id7" draw:start-glue-point="0" draw:end-shape="id8" draw:end-glue-point="2" svg:d="M11767 6633h5129v-626" svg:viewBox="0 0 5130 627">
          <text:p/>
        </draw:connector>
        <draw:connector draw:style-name="gr18" draw:text-style-name="P6" xml:id="id7" draw:id="id7" draw:layer="layout" svg:x1="11.767cm" svg:y1="6.007cm" svg:x2="11.767cm" svg:y2="7.26cm" draw:start-shape="id9" draw:start-glue-point="2" draw:end-shape="id6" draw:end-glue-point="0" svg:d="M11767 6007v1253" svg:viewBox="0 0 1 1254">
          <text:p/>
        </draw:connector>
        <draw:custom-shape draw:style-name="gr28" draw:text-style-name="P11" draw:layer="layout" svg:width="3.801cm" svg:height="2.512cm" svg:x="20.045cm" svg:y="2.277cm">
          <text:p text:style-name="P11"><text:span text:style-name="T1">RMS calculation </text:span></text:p>
          <text:p text:style-name="P11"><text:span text:style-name="T1">and moving average</text:span></text:p>
          <text:p text:style-name="P11"><text:span text:style-name="T1">for DC-input channels</text:span>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323cm" svg:height="1.3cm" svg:x="17.453cm" svg:y="13.009cm">
          <text:p text:style-name="P1"><text:span text:style-name="T5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8.818cm" svg:y1="13.628cm" svg:x2="20.744cm" svg:y2="13.649cm">
          <text:p/>
        </draw:line>
        <draw:line draw:style-name="gr6" draw:text-style-name="P2" draw:layer="layout" svg:x1="18.14cm" svg:y1="15.829cm" svg:x2="18.14cm" svg:y2="14.326cm">
          <text:p/>
        </draw:line>
        <draw:frame draw:style-name="gr30" draw:text-style-name="P3" draw:layer="layout" svg:width="2.136cm" svg:height="0.649cm" svg:x="17.06cm" svg:y="15.829cm">
          <draw:text-box>
            <text:p><text:span text:style-name="T1">magnitude</text:span></text:p>
          </draw:text-box>
        </draw:frame>
        <draw:line draw:style-name="gr17" draw:text-style-name="P2" xml:id="id11" draw:id="id11" draw:layer="layout" svg:x1="5.99cm" svg:y1="11.448cm" svg:x2="6.752cm" svg:y2="11.448cm">
          <text:p/>
        </draw:line>
        <draw:connector draw:style-name="gr18" draw:text-style-name="P6" draw:layer="layout" svg:x1="7.373cm" svg:y1="9.905cm" svg:x2="6.752cm" svg:y2="11.448cm" draw:start-shape="id10" draw:start-glue-point="3" draw:end-shape="id11" draw:end-glue-point="1" svg:d="M7373 9905h-621v1543" svg:viewBox="0 0 622 1544">
          <text:p/>
        </draw:connector>
        <draw:connector draw:style-name="gr18" draw:text-style-name="P6" draw:layer="layout" svg:x1="7.373cm" svg:y1="13.101cm" svg:x2="6.752cm" svg:y2="11.448cm" draw:start-shape="id12" draw:start-glue-point="3" draw:end-shape="id11" draw:end-glue-point="1" svg:d="M7373 13101h-621v-1653" svg:viewBox="0 0 622 1654">
          <text:p/>
        </draw:connector>
        <draw:frame draw:style-name="gr31" draw:text-style-name="P12" draw:layer="layout" svg:width="8.89cm" svg:height="0.806cm" svg:x="9.896cm" svg:y="1cm">
          <draw:text-box>
            <text:p><text:span text:style-name="T4">ARDUINO clocking scheme-1</text:span></text:p>
          </draw:text-box>
        </draw:frame>
        <draw:frame draw:style-name="gr32" draw:text-style-name="P3" draw:layer="layout" svg:width="4.638cm" svg:height="0.649cm" svg:x="16.687cm" svg:y="18.379cm">
          <draw:text-box>
            <text:p><text:span text:style-name="T1">freq. tuning word feedbac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P229763 </meta:initial-creator>
    <meta:creation-date>2016-08-25T14:23:32.469970400</meta:creation-date>
    <dc:date>2020-10-28T21:27:57.689612016</dc:date>
    <meta:editing-duration>P1DT1H16M53S</meta:editing-duration>
    <meta:editing-cycles>32</meta:editing-cycles>
    <meta:generator>LibreOffice/6.4.2.2$Linux_X86_64 LibreOffice_project/4e471d8c02c9c90f512f7f9ead8875b57fcb1ec3</meta:generator>
    <meta:document-statistic meta:object-count="76"/>
  </office:meta>
</office:document-meta>
</file>